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 fo:background-color="#FFFFFF"/>
      <style:text-properties style:font-name="Arial" style:font-name-asian="Times New Roman" style:font-name-complex="Arial" fo:color="#000000" style:letter-kerning="true" fo:font-size="12pt" style:font-size-asian="12pt" style:font-size-complex="12pt" fo:language="en" fo:country="US" style:language-asian="pt" style:country-asian="PT"/>
    </style:style>
    <style:style style:name="P2" style:parent-style-name="Normal" style:family="paragraph">
      <style:text-properties style:font-name="Arial" style:font-name-complex="Arial" fo:font-size="12pt" style:font-size-asian="12pt" style:font-size-complex="12pt" fo:language="en" fo:country="US"/>
    </style:style>
    <style:style style:name="P3" style:parent-style-name="Normal" style:family="paragraph">
      <style:text-properties style:font-name="Arial" style:font-name-complex="Arial" fo:font-size="12pt" style:font-size-asian="12pt" style:font-size-complex="12pt"/>
    </style:style>
    <style:style style:name="P4" style:parent-style-name="Normal" style:family="paragraph">
      <style:text-properties style:font-name="Arial" style:font-name-complex="Arial" fo:font-size="12pt" style:font-size-asian="12pt" style:font-size-complex="12pt"/>
    </style:style>
    <style:style style:name="P5" style:parent-style-name="Normal" style:family="paragraph">
      <style:text-properties style:font-name="Arial" style:font-name-complex="Arial" fo:font-size="12pt" style:font-size-asian="12pt" style:font-size-complex="12pt"/>
    </style:style>
    <style:style style:name="P6" style:parent-style-name="Normal" style:family="paragraph">
      <style:text-properties style:font-name="Arial" style:font-name-complex="Arial" fo:font-size="12pt" style:font-size-asian="12pt" style:font-size-complex="12pt"/>
    </style:style>
    <style:style style:name="P7" style:parent-style-name="Normal" style:family="paragraph">
      <style:text-properties style:font-name="Arial" style:font-name-complex="Arial" fo:font-size="12pt" style:font-size-asian="12pt" style:font-size-complex="12pt"/>
    </style:style>
    <style:style style:name="P8" style:parent-style-name="Normal" style:family="paragraph">
      <style:text-properties style:font-name="Arial" style:font-name-complex="Arial" fo:font-size="12pt" style:font-size-asian="12pt" style:font-size-complex="12pt"/>
    </style:style>
    <style:style style:name="P9" style:parent-style-name="Normal" style:family="paragraph">
      <style:text-properties style:font-name="Arial" style:font-name-complex="Arial" fo:font-size="12pt" style:font-size-asian="12pt" style:font-size-complex="12pt"/>
    </style:style>
    <style:style style:name="P10" style:parent-style-name="Normal" style:family="paragraph">
      <style:text-properties style:font-name="Arial" style:font-name-complex="Arial" fo:font-size="12pt" style:font-size-asian="12pt" style:font-size-complex="12pt"/>
    </style:style>
    <style:style style:name="P11" style:parent-style-name="Normal" style:family="paragraph">
      <style:text-properties style:font-name="Arial" style:font-name-complex="Arial" fo:font-size="12pt" style:font-size-asian="12pt" style:font-size-complex="12pt"/>
    </style:style>
    <style:style style:name="P12" style:parent-style-name="Normal" style:family="paragraph">
      <style:text-properties style:font-name="Arial" style:font-name-complex="Arial" fo:font-size="12pt" style:font-size-asian="12pt" style:font-size-complex="12pt"/>
    </style:style>
    <style:style style:name="P13" style:parent-style-name="Normal" style:family="paragraph">
      <style:text-properties style:font-name="Arial" style:font-name-complex="Arial" fo:font-size="12pt" style:font-size-asian="12pt" style:font-size-complex="12pt"/>
    </style:style>
    <style:style style:name="P14" style:parent-style-name="Normal" style:family="paragraph">
      <style:text-properties style:font-name="Arial" style:font-name-complex="Arial" fo:font-size="12pt" style:font-size-asian="12pt" style:font-size-complex="12pt"/>
    </style:style>
    <style:style style:name="T15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T16" style:parent-style-name="Tipodeletrapredefinidodoparágrafo" style:family="text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h text:style-name="P1" text:outline-level="1">Flynn's taxonomy</text:h>
      <text:p text:style-name="P2">single stream e single data</text:p>
      <text:p text:style-name="P3">o que é o processamento paralelo?</text:p>
      <text:p text:style-name="P4">processo de escrita na memoria</text:p>
      <text:p text:style-name="P5">memoria alinhada</text:p>
      <text:p text:style-name="P6">o que é um program counter?</text:p>
      <text:p text:style-name="P7">o que e o programa status word?</text:p>
      <text:p text:style-name="P8">a seguinte instruçao assemby é valida mov x,y?</text:p>
      <text:p text:style-name="P9">oq é a memoria de stack e qual é a sua função?</text:p>
      <text:p text:style-name="P10">como passar uma variavel por referencia ?</text:p>
      <text:p text:style-name="P11">qual é a diferença entre a instruçao mov e a intruçao lea?</text:p>
      <text:p text:style-name="P12">qual a diferença entre uma trap e um interrupt?</text:p>
      <text:p text:style-name="P13">diferença entre uma funçao e um interrupt</text:p>
      <text:p text:style-name="P14">um interrupt pode ser bloqueado?</text:p>
      <text:p text:style-name="Normal"><text:span text:style-name="T15">exemplo de um softwere interrupt</text:span><text:span text:style-name="T16">?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pt" style:country-asian="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pt" style:country-asian="PT"/>
    </style:style>
    <style:style style:name="mw-page-title-main" style:display-name="mw-page-title-main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ana Magalhães</meta:initial-creator>
    <dc:creator>Mariana Magalhães</dc:creator>
    <meta:creation-date>2023-06-15T09:22:00Z</meta:creation-date>
    <dc:date>2023-06-15T14:18:00Z</dc:date>
    <meta:template xlink:href="Normal.dotm" xlink:type="simple"/>
    <meta:editing-cycles>1</meta:editing-cycles>
    <meta:editing-duration>PT17760S</meta:editing-duration>
    <meta:document-statistic meta:page-count="1" meta:paragraph-count="1" meta:word-count="84" meta:character-count="538" meta:row-count="3" meta:non-whitespace-character-count="455"/>
  </office:meta>
</office:document-meta>
</file>